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New"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3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3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en" fo:country="US" fo:font-style="italic" style:font-style-asian="italic" style:font-style-complex="italic"/>
    </style:style>
    <style:style style:name="P135" style:family="paragraph" style:parent-style-name="Text_20_body">
      <style:paragraph-properties fo:text-align="justify" style:justify-single-word="false"/>
    </style:style>
    <style:style style:name="P13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text-properties fo:language="ru" fo:country="RU"/>
    </style:style>
    <style:style style:name="P138" style:family="paragraph" style:parent-style-name="Text_20_body">
      <style:text-properties fo:language="en" fo:country="US"/>
    </style:style>
    <style:style style:name="P139" style:family="paragraph" style:parent-style-name="Text_20_body">
      <style:paragraph-properties fo:background-color="#eeeeee">
        <style:background-image/>
      </style:paragraph-properties>
    </style:style>
    <style:style style:name="P140" style:family="paragraph" style:parent-style-name="First_20_line_20_indent">
      <style:text-properties fo:language="ru" fo:country="RU"/>
    </style:style>
    <style:style style:name="P141" style:family="paragraph" style:parent-style-name="First_20_line_20_indent">
      <style:text-properties fo:font-size="15pt" fo:language="ru" fo:country="RU" style:font-size-asian="15pt" style:font-size-complex="15pt"/>
    </style:style>
    <style:style style:name="P142" style:family="paragraph" style:parent-style-name="First_20_line_20_indent">
      <style:text-properties fo:font-size="12pt" fo:language="ru" fo:country="RU" style:font-size-asian="12pt" style:font-size-complex="12pt"/>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45" style:family="paragraph" style:parent-style-name="Text_20_body">
      <style:paragraph-properties fo:margin-left="0cm" fo:margin-right="0cm" fo:text-align="center" style:justify-single-word="false" fo:text-indent="0cm" style:auto-text-indent="false"/>
    </style:style>
    <style:style style:name="P14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Footnote">
      <style:paragraph-properties fo:margin-left="0cm" fo:margin-right="0cm" fo:text-indent="0cm" style:auto-text-indent="false"/>
      <style:text-properties fo:language="en" fo:country="US"/>
    </style:style>
    <style:style style:name="P14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5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5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Text_20_body">
      <style:paragraph-properties loext:contextual-spacing="false" fo:margin-top="0cm" fo:margin-bottom="0.212cm" fo:text-align="justify" style:justify-single-word="false"/>
      <style:text-properties fo:language="en" fo:country="US"/>
    </style:style>
    <style:style style:name="P15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6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61" style:family="paragraph" style:parent-style-name="Standard">
      <style:text-properties fo:font-style="italic" style:font-style-asian="italic" style:font-style-complex="italic"/>
    </style:style>
    <style:style style:name="P16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64" style:family="paragraph" style:parent-style-name="Heading_20_1">
      <style:paragraph-properties fo:margin-left="0cm" fo:margin-right="0cm" fo:text-align="center" style:justify-single-word="false" fo:text-indent="0.499cm" style:auto-text-indent="false"/>
    </style:style>
    <style:style style:name="P165" style:family="paragraph" style:parent-style-name="Heading_20_2">
      <style:text-properties fo:language="en" fo:country="US"/>
    </style:style>
    <style:style style:name="P166" style:family="paragraph" style:parent-style-name="Heading_20_2">
      <style:text-properties fo:language="ru" fo:country="RU"/>
    </style:style>
    <style:style style:name="P167" style:family="paragraph" style:parent-style-name="Heading_20_2">
      <style:paragraph-properties fo:text-align="justify" style:justify-single-word="false"/>
    </style:style>
    <style:style style:name="P168" style:family="paragraph" style:parent-style-name="Heading_20_2">
      <style:paragraph-properties fo:background-color="#eeeeee">
        <style:background-image/>
      </style:paragraph-properties>
    </style:style>
    <style:style style:name="P169" style:family="paragraph" style:parent-style-name="Heading_20_2">
      <style:paragraph-properties fo:background-color="transparent">
        <style:background-image/>
      </style:paragraph-properties>
    </style:style>
    <style:style style:name="P170" style:family="paragraph" style:parent-style-name="Heading_20_3">
      <style:text-properties fo:language="ru" fo:country="RU"/>
    </style:style>
    <style:style style:name="P171" style:family="paragraph" style:parent-style-name="First_20_line_20_indent">
      <style:text-properties fo:language="ru" fo:country="RU"/>
    </style:style>
    <style:style style:name="P172" style:family="paragraph" style:parent-style-name="First_20_line_20_indent">
      <style:text-properties fo:language="en" fo:country="US"/>
    </style:style>
    <style:style style:name="P173" style:family="paragraph" style:parent-style-name="First_20_line_20_indent">
      <style:paragraph-properties fo:background-color="#eeeeee">
        <style:background-image/>
      </style:paragraph-properties>
      <style:text-properties fo:language="ru" fo:country="RU"/>
    </style:style>
    <style:style style:name="P174" style:family="paragraph" style:parent-style-name="Text_20_body" style:list-style-name="L1">
      <style:paragraph-properties fo:text-align="justify" style:justify-single-word="false"/>
    </style:style>
    <style:style style:name="P175" style:family="paragraph" style:parent-style-name="Text_20_body" style:list-style-name="L1">
      <style:paragraph-properties fo:text-align="justify" style:justify-single-word="false"/>
      <style:text-properties fo:language="ru" fo:country="RU"/>
    </style:style>
    <style:style style:name="P176" style:family="paragraph" style:parent-style-name="Text_20_body" style:list-style-name="L2">
      <style:paragraph-properties fo:text-align="justify" style:justify-single-word="false"/>
      <style:text-properties fo:language="ru" fo:country="RU"/>
    </style:style>
    <style:style style:name="P177" style:family="paragraph" style:parent-style-name="Text_20_body" style:list-style-name="L3">
      <style:text-properties fo:language="ru" fo:country="RU"/>
    </style:style>
    <style:style style:name="P178" style:family="paragraph" style:parent-style-name="Text_20_body" style:list-style-name="L3">
      <style:text-properties fo:language="ru" fo:country="RU" fo:background-color="#ffff00"/>
    </style:style>
    <style:style style:name="P17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8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81"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82"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83"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4"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 (и учит ругательствам – в т.ч. “заебали”)&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57">&lt;Сформировать музыкальные темы (Терра — одна тема (Майкл Джексон), Кантерлот — другая (Марк Нофлер), Понивилль — третья (Сеал и млп-темы)&gt;</text:p>
      <text:p text:style-name="P81">Таймлайн <text:span text:style-name="T11">(</text:span>события через 10 лет после Обмена): </text:p>
      <text:p text:style-name="P81">Год 2143 ПВ <text:span text:style-name="T11">(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oft-page-break/><text:span text:style-name="T11">&lt;</text:span>28-е июня<text:span text:style-name="T11">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37">Обмен ( <text:a xlink:type="simple" xlink:href="https://darkpony.ru/obmen/" text:style-name="Internet_20_link" text:visited-style-name="Visited_20_Internet_20_Link">https://darkpony.ru/obmen/</text:a> )</text:p>
      <text:p text:style-name="P138">I Dream Of Luna</text:p>
      <text:p text:style-name="P137">Розовые глазки</text:p>
      <text:p text:style-name="P13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soft-page-break/><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3"/>
      <text:h text:style-name="Heading_20_2" text:outline-level="2">Идеи</text:h>
      <text:list xml:id="list4626384639201860155" text:style-name="L1">
        <text:list-item>
          <text:p text:style-name="P174">добавить детектив <text:span text:style-name="T1">(реализовано)</text:span>+ магические уроки/трактаты Старсвирла (реализовано)</text:p>
        </text:list-item>
        <text:list-item>
          <text:p text:style-name="P175">Терра несколько раз пытается убить Макса (один раз — в аквапарке). Несколько раз Макса спасает Селестия (даёт приказы Нексусу)</text:p>
        </text:list-item>
        <text:list-item>
          <text:p text:style-name="P175">Книги:</text:p>
        </text:list-item>
      </text:list>
      <text:list xml:id="list1916679574105319151" text:style-name="L2">
        <text:list-item>
          <text:p text:style-name="P176">«Великие грифоны прошлого» - из канона (5<text:span text:style-name="T11">s8e)</text:span></text:p>
        </text:list-item>
        <text:list-item>
          <text:p text:style-name="P176">«Высшие заклинания в повседневном использовании: от песчинки до дворца»</text:p>
        </text:list-item>
        <text:list-item>
          <text:p text:style-name="P179">«Малоизвестные аспекты магии трансформаций»</text:p>
        </text:list-item>
        <text:list-item>
          <text:p text:style-name="P1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6">Дасти Вейфарер «Зебрианская культура, быт и фольклор»</text:p>
        </text:list-item>
        <text:list-item>
          <text:p text:style-name="P176">«Краткая история Эквестрии»</text:p>
        </text:list-item>
        <text:list-item>
          <text:p text:style-name="P176">«Шедевры архитектуры Эквестрии» с разделом о Кантерлотском Королевском Дворце</text:p>
        </text:list-item>
        <text:list-item>
          <text:p text:style-name="P176">«Великие дела и великие чары». Страница 893: …</text:p>
        </text:list-item>
        <text:list-item>
          <text:p text:style-name="P176">«<text:span text:style-name="T66">Природа Проклятий</text:span>» - обмен</text:p>
        </text:list-item>
        <text:list-item>
          <text:p text:style-name="P176"><text:span text:style-name="T66">«Магия для Чайников»</text:span> - обмен</text:p>
        </text:list-item>
        <text:list-item>
          <text:p text:style-name="P176"><text:soft-page-break/><text:span text:style-name="T66">«Энциклопедия Арканум»</text:span> - обмен</text:p>
        </text:list-item>
        <text:list-item>
          <text:p text:style-name="P176">«О Гейсах» - обмен</text:p>
        </text:list-item>
        <text:list-item>
          <text:p text:style-name="P176">«<text:span text:style-name="T66">Тайны Тайных Наук</text:span>» - обмен</text:p>
        </text:list-item>
        <text:list-item>
          <text:p text:style-name="P179">«Основы Заклятий» - обмен</text:p>
        </text:list-item>
        <text:list-item>
          <text:p text:style-name="P17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474917511367053904" text:style-name="L3">
        <text:list-item>
          <text:p text:style-name="P17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8">Селестия — переменчивая пони. В одно время не строгая, а в другое может быть такой, что страшно становится</text:p>
        </text:list-item>
        <text:list-item>
          <text:p text:style-name="P177">У Селестии были такие элементы гармонии: Магия, Доброта, Смех. У Луны — Верность, Честность, Щедрость. (ксенофазия)</text:p>
        </text:list-item>
        <text:list-item>
          <text:p text:style-name="P17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7">Около 820-ти лет назад будущий маг Лайтнинг Стар поступил на обучение к наставнику Тииспоту</text:p>
        </text:list-item>
        <text:list-item>
          <text:p text:style-name="P17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7">У Селестии грива и хвост развеваются и переливаются от магического шампуня</text:p>
        </text:list-item>
        <text:list-item>
          <text:p text:style-name="P177">Тело Селестии очень крепкое — может выдержать несколько тонн земли</text:p>
        </text:list-item>
        <text:list-item>
          <text:p text:style-name="P177">Дискорд намного старше принцесс, его магия сильнее ихней на голову</text:p>
        </text:list-item>
        <text:list-item>
          <text:p text:style-name="P177">Луна младше Селестии на 3 года. Сёстрам около 5000 лет. <text:span text:style-name="T66">По другим данным, Селестии около 2500 лет (Обмен).</text:span></text:p>
        </text:list-item>
        <text:list-item>
          <text:p text:style-name="P177">Принцессы начали войну с Дискордом в возрасте, когда им было около 700 лет — и продолжалась война почти сто лет</text:p>
        </text:list-item>
        <text:list-item>
          <text:p text:style-name="P177">Самый главный враг сестёр и Дискорда — скука</text:p>
        </text:list-item>
        <text:list-item>
          <text:p text:style-name="P177">В Эквестрии на одного жеребца приходится четыре - пять кобыл</text:p>
        </text:list-item>
        <text:list-item>
          <text:p text:style-name="P17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7">Селестия в первые полторы тысячи лет путешествовала — и заварила несколько войн (две — с Эквестрией, в одной была против Луны)</text:p>
        </text:list-item>
        <text:list-item>
          <text:p text:style-name="P177"><text:soft-page-break/>Настоящий цвет гривы Селестии — клубнично-розовая. Радужный цвет гривы и хвоста поддерживается магией</text:p>
        </text:list-item>
        <text:list-item>
          <text:p text:style-name="P177">Кроме Дискорда, старше сестёр ещё старейшина драконов</text:p>
        </text:list-item>
        <text:list-item>
          <text:p text:style-name="P177">Кэйденс не прожила и 60-ти лет и является низкорожденной</text:p>
        </text:list-item>
        <text:list-item>
          <text:p text:style-name="P17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7">Народ тихо фигел от нововведений и с ещё большим ожесточением продолжал делать по-своему</text:p>
        </text:list-item>
        <text:list-item>
          <text:p text:style-name="P17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7">Когда пони женятся, они обмениваются ножными браслетами</text:p>
        </text:list-item>
        <text:list-item>
          <text:p text:style-name="P177">Светилами, кроме сестёр, могут управлять единороги (группы), Дискорд, Твайлайт и Старсвирл</text:p>
        </text:list-item>
        <text:list-item>
          <text:p text:style-name="P177">Королева Кризалис — правительница Зелёной Долины</text:p>
        </text:list-item>
        <text:list-item>
          <text:p text:style-name="P177">Мать Луны и Селестии — аликорн Лорен. Мать Дискорда — Алиса (пони-человек)</text:p>
        </text:list-item>
        <text:list-item>
          <text:p text:style-name="P17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5">Искусственный интеллект. Создан Владом и Максом. Разработан для управления корпорациями.</text:p>
      <text:h text:style-name="Heading_20_3" text:outline-level="3">Норф</text:h>
      <text:p text:style-name="P13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text:soft-page-break/>Луна</text:h>
      <text:p text:style-name="P13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3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3">Единорог. Холост, молод, мечтателен. Живёт в Кантерлоте. В свободное время рисует облака.</text:p>
      <text:h text:style-name="Heading_20_3" text:outline-level="3"><text:soft-page-break/>Алекс</text:h>
      <text:p text:style-name="P143">Менеджер проектов, над одним из которых (Нексус) работает Макс.</text:p>
      <text:h text:style-name="Heading_20_3" text:outline-level="3">Ростик</text:h>
      <text:p text:style-name="P143">Лидер команды тестировщиков</text:p>
      <text:h text:style-name="Heading_20_3" text:outline-level="3">Стас</text:h>
      <text:p text:style-name="P143">Программист-новичок в команде Макса.</text:p>
      <text:h text:style-name="Heading_20_3" text:outline-level="3">Рома</text:h>
      <text:p text:style-name="P143">Программист в команде UI-программистов</text:p>
      <text:h text:style-name="Heading_20_3" text:outline-level="3">Анджела</text:h>
      <text:p text:style-name="P143">Сисадмин. Флиртует с Максом.</text:p>
      <text:p text:style-name="P143"/>
      <text:h text:style-name="Heading_20_2" text:outline-level="2">Положения</text:h>
      <text:p text:style-name="P14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5"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4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5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5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text:soft-page-break/></text:p>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68">Дайсон.</text:span></text:p>
      <text:p text:style-name="P76"><text:span text:style-name="T8">– </text:span><text:span text:style-name="T68">Сколько тебе лет?</text:span></text:p>
      <text:p text:style-name="P76"><text:span text:style-name="T8">– </text:span><text:span text:style-name="T68">Два года с начала запуска кластера.</text:span></text:p>
      <text:p text:style-name="P76"><text:span text:style-name="T8">– </text:span><text:span text:style-name="T68">Какой сейчас год?</text:span></text:p>
      <text:p text:style-name="P76"><text:span text:style-name="T8">– </text:span><text:span text:style-name="T68">202</text:span><text:span text:style-name="T8">1</text:span><text:span text:style-name="T68">-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68">,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99">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45">***</text:p>
      <text:p text:style-name="P14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2">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text:soft-page-break/>–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299495676343782348" text:style-name="L4">
        <text:list-item>
          <text:p text:style-name="P18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8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8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8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8"><text:s/>Сколько страниц сегодня нахреначили?</text:p><text:p text:style-name="P152">– <text:span text:style-name="T1">Восемь, учитель!</text:span></text:p><text:p text:style-name="P152">–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66"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5" text:outline-level="2">6. Стыд</text:h>
      <text:p text:style-name="P52">&lt;<text:span text:style-name="T87">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4">Мне печалиться не стоит</text:p><text:p text:style-name="P154">Жизнь прекрасна и ярк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text:p><text:p text:style-name="P154">Но друзей моих немного,</text:p><text:p text:style-name="P154">Гложет душу холо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5">Mark Knopfler - </text:span><text:span text:style-name="T64">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4">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46"><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7">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8">эт правда?</text:span></text:p>
      <text:p text:style-name="P52"><text:span text:style-name="T15">– </text:span><text:span text:style-name="T68">Какая из? Их много, вообще-то. Ик!</text:span></text:p>
      <text:p text:style-name="P52"><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2"><text:span text:style-name="T15">– </text:span><text:span text:style-name="T68">Пока не умру?</text:span></text:p>
      <text:p text:style-name="P52"><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3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7"/>
      <text:h text:style-name="Heading_20_2" text:outline-level="2">14. <text:span text:style-name="T1">Деградация</text:span></text:h>
      <text:p text:style-name="P45">&lt;<text:span text:style-name="T72">David Bowie - Lets Dance/ Ashes To Ashes</text:span></text:p>
      <text:p text:style-name="P45"><text:span text:style-name="T7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3">302 пони</text:span><text:span text:style-name="T31">.</text:span></text:p>
      <text:p text:style-name="P55"><text:span text:style-name="T73">250 пони</text:span><text:span text:style-name="T31">.</text:span></text:p>
      <text:p text:style-name="P55"><text:span text:style-name="T73">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3">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3">302 пони</text:span><text:span text:style-name="T31">.</text:span></text:p>
      <text:p text:style-name="P55"><text:span text:style-name="T73">250 пони</text:span><text:span text:style-name="T31">.</text:span></text:p>
      <text:p text:style-name="P55"><text:span text:style-name="T73">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1">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4">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7"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0">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7">~~~~~</text:p>
      <text:p text:style-name="P20">&lt;<text:span text:style-name="T24">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70" text:outline-level="3">Воскресение</text:h>
      <text:p text:style-name="P52">&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70"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4">– А ты в курсе, что твой Дискорд многократно сжигал Селестию живьём? – выпалил я.</text:p>
      <text:p text:style-name="P10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1">– Это всего лишь твои домыслы. С тем же успехом я могу объяснить это тем, что он </text:span>— злой придурок!</text:p>
      <text:p text:style-name="P104">– Это не мои… домыслы… Он сам мне рассказал…</text:p>
      <text:p text:style-name="P104">Флаттершай встала со стула и попыталась уйти. Я задержал её.</text:p>
      <text:p text:style-name="P104">– Извини. Я не знал. Нам нельзя ссориться.</text:p>
      <text:p text:style-name="P101"><text:soft-page-break/>Флаттершай слабо улыбнулась.</text:p>
      <text:p text:style-name="P104">– Я не сержусь… На Дискорда трудно не злиться… Он так себя ведёт, потому что его это… эмм, забавляет.</text:p>
      <text:p text:style-name="P3"/>
      <text:p text:style-name="Text_20_body">…</text:p>
      <text:p text:style-name="P13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6">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text:soft-page-break/>–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я…</text:p>
      <text:p text:style-name="P3">–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16">&lt;<text:span text:style-name="T24">Анон колет себя в палец, чтобы проверить, в реальном ли он мире. Палец болит — Анон не верит Селестии</text:span>&gt;</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text:soft-page-break/>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text:soft-page-break/>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62"/>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04">–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04">– Привет, Сел.</text:p>
      <text:p text:style-name="P155">Аликорница всполошилась и спрятала <text:span text:style-name="T1">пирожное</text:span> за спину.</text:p>
      <text:p text:style-name="P104">– Ах, это ты, Анон. Какое счастье! Ты снова с нами!</text:p>
      <text:p text:style-name="P104">–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4"/>
      <text:h text:style-name="P165" text:outline-level="2">24. Отбытие</text:h>
      <text:p text:style-name="P104">&lt;&gt;</text:p>
      <text:p text:style-name="P101"><text:span text:style-name="T11">– </text:span>Оп-па! – пробормотала Эпплджек. – Нежданчик!</text:p>
      <text:p text:style-name="P101">Дискорд дурашливо кивнул Эпплджек.</text:p>
      <text:p text:style-name="P104">– И я рад тебя видеть, дорогая Эппл-как-тебя-там! А где моя любимая Флаттершай?</text:p>
      <text:p text:style-name="P104">Окинув взглядом комнату, Дискорд закапризничал:</text:p>
      <text:p text:style-name="P104">–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text:span><text:span text:style-name="T11">Не думал, что ты догадаешься. </text:span><text:span text:style-name="T11">Но ты всё-таки нашёл Ватку, хоть и в самый последний момент. А теперь…</text:span></text:p>
      <text:p text:style-name="P104">– С кем это вы тут разговариваете?</text:p>
      <text:p text:style-name="P104">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40">– Эй-Джей, Флатти, хватайте комп и на выход! Я с ним разберусь! Не теряйте вре...!</text:p>
      <text:p text:style-name="P140">– ТЫ ИДИО...!!!</text:p>
      <text:p text:style-name="P140">Дискорд <text:s/>заорал одновременно со мной, прикрываясь от меня руками, когда раздался оглушительный</text:p>
      <text:p text:style-name="P140">… </text:p>
      <text:p text:style-name="P141">БАХ!!!</text:p>
      <text:p text:style-name="P142">…</text:p>
      <text:p text:style-name="P14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раконикуса появилось удивлённо-мечтательное выражение и он вырубился.</text:p>
      <text:p text:style-name="P104"/>
      <text:p text:style-name="P104">…</text:p>
      <text:p text:style-name="P104"/>
      <text:p text:style-name="P104">– <text:span text:style-name="T1">А… Анон… Зачем ты напал на Дискорда? </text:span>– <text:span text:style-name="T1">прошептала Флаттершай в шоке.</text:span></text:p>
      <text:p text:style-name="P10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text:span><text:span text:style-name="T1">Ты сама слышала — </text:span><text:span text:style-name="T1">он всё знал в первый же день. </text:span><text:span text:style-name="T1">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text:soft-page-break/>–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1">– </text:span>Говори.</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text:span text:style-name="T23">заклинании Воплощения</text:span>, но чувствую, что твоё знание может погубить Эквестрию. Но к<text:span text:style-name="T11">ак, интересно, я получу без </text:span>тебя<text:span text:style-name="T11"> приз из… копыт Луны?!! </text:span><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лал на нас этих уродов с рисованными рожами? Кто пытался убить меня раз за разом?</text:p>
      <text:p text:style-name="P120"><text:soft-page-break/>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3">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9">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text:soft-page-break/></text:p>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1">–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8">***</text:p>
      <text:p text:style-name="P128"/>
      <text:p text:style-name="P120">Бля!!!</text:p>
      <text:h text:style-name="Heading_20_2" text:outline-level="2"/>
      <text:h text:style-name="Heading_20_2" text:outline-level="2">25. Разговор за столиком в ночи</text:h>
      <text:p text:style-name="First_20_line_20_indent"><text:span text:style-name="T11">&lt;</text:span><text:span text:style-name="T61">Queen – Flash</text:span><text:span text:style-name="T11">&gt;</text:span></text:p>
      <text:p text:style-name="First_20_line_20_indent">Мы почти успели.</text:p>
      <text:p text:style-name="First_20_line_20_indent"><text:span text:style-name="T1">То есть, Дискорд, выпрямившись в струну и плотно прижав к телу лапы и крылья, в контуры </text:span><text:span text:style-name="T1">пятн</text:span><text:span text:style-name="T1">а</text:span><text:span text:style-name="T1"> </text:span><text:span text:style-name="T1">вписался</text:span><text:span text:style-name="T1">. Девушки, прижавшись к длинной шее дракон</text:span><text:span text:style-name="T1">икуса</text:span><text:span text:style-name="T1">, не выступали за его габариты, и проскочили тоже. Я же, до последнего вертя головой из вертикального положения, со всей дури чухнулся лбом о край </text:span><text:span text:style-name="T1">прохода</text:span><text:span text:style-name="T1">.</text:span></text:p>
      <text:p text:style-name="First_20_line_20_indent"><text:span text:style-name="T1">Не то, чтобы он был с</text:span><text:span text:style-name="T1">л</text:span><text:span text:style-name="T1">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span></text:p>
      <text:p text:style-name="First_20_line_20_indent"><text:span text:style-name="T1">К счастью</text:span><text:span text:style-name="T1">, инерции мне хватило, чтобы вперёд ногами таки влететь в </text:span><text:span text:style-name="T1">исчезающий</text:span><text:span text:style-name="T1"> </text:span><text:span text:style-name="T1">коридор</text:span><text:span text:style-name="T1">. В противном случае </text:span><text:span text:style-name="T1">у меня была бы отличная возможность в последующие пять-шесть секунд научиться летать </text:span><text:span text:style-name="T1">с помощью рук</text:span><text:span text:style-name="T1">: </text:span><text:span text:style-name="T1">ловить меня было бы уже некому. </text:span><text:span text:style-name="T1">Х</text:span><text:span text:style-name="T1">вост драконикуса пару раз мелькну</text:span><text:span text:style-name="T1">л </text:span><text:span text:style-name="T1">передо мной</text:span><text:span text:style-name="T1"> </text:span><text:span text:style-name="T1">и скрылся в выходе, который схлопнулся сразу за ним.</text:span></text:p>
      <text:p text:style-name="First_20_line_20_indent"><text:span text:style-name="T1">Я </text:span><text:span text:style-name="T1">медленно кувыркался в </text:span><text:span text:style-name="T1">звёздной </text:span><text:span text:style-name="T1">сине-зелёной </text:span><text:span text:style-name="T1">пустоте</text:span><text:span text:style-name="T1">. </text:span><text:span text:style-name="T1">Торопиться было некуда: вход, как и выход, растворился без следа. </text:span><text:span text:style-name="T1">Чувство времени отказало: я не в состоянии был определить, минуты проходили, недели или месяцы.</text:span></text:p>
      <text:p text:style-name="First_20_line_20_indent"><text:span text:style-name="T1">«</text:span><text:span text:style-name="T1">Достойное завершение карьеры айтишника-</text:span><text:span text:style-name="T1">задрота</text:span><text:span text:style-name="T1">: болтаться в нирване между мирами!» </text:span><text:span text:style-name="T1">— </text:span><text:span text:style-name="T1">устало </text:span><text:span text:style-name="T1">подумал я. А ещё я</text:span><text:span text:style-name="T1"> </text:span><text:span text:style-name="T1">по</text:span><text:span text:style-name="T1">думал, всё ли сделал правильно? События последних </text:span><text:span text:style-name="T1">месяцев</text:span><text:span text:style-name="T1"> пронеслись в воображении.</text:span></text:p>
      <text:p text:style-name="P140">Пожалуй, если бы можно было отмотать всё назад…</text:p>
      <text:p text:style-name="P172">&lt;<text:span text:style-name="T24">было бы то же самое, но была бы жива Дэш</text:span>&gt;</text:p>
      <text:p text:style-name="P140"/>
      <text:p text:style-name="P140"/>
      <text:p text:style-name="P140"/>
      <text:p text:style-name="P120"><text:span text:style-name="T1">– </text:span>Да ебись оно всё конём!!! Главное — мы вернули Селестию. Она что-нибудь придумает!</text:p>
      <text:p text:style-name="P140"/>
      <text:p text:style-name="P173">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text:soft-page-break/>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8"><text:span text:style-name="T1">– </text:span>Анакорн. <text:span text:style-name="T1">– о</text:span>трекомендовался он. <text:span text:style-name="T11">– </text:span><text:span text:style-name="T1">Демиург.</text:span></text:p>
      <text:p text:style-name="P108"><text:span text:style-name="T1">– </text:span>П-привет. Макс. <text:span text:style-name="T1">– в</text:span> смятении представился я.</text:p>
      <text:p text:style-name="P10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8"><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8"><text:span text:style-name="T1">Юноша</text:span> закинул ногу за ногу и пытливо смотрел на меня, играя карандашём .</text:p>
      <text:p text:style-name="P108">Я совсем запутался.</text:p>
      <text:p text:style-name="P108"><text:span text:style-name="T1">– </text:span>Какая проблема? Какое решение? Кто ты <text:span text:style-name="T1">вообще</text:span>?</text:p>
      <text:p text:style-name="P108"><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text:soft-page-break/>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8"><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1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4">–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text:soft-page-break/>–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1">&lt;</text:span><text:span text:style-name="T27">чёрт</text:span><text:span text:style-name="T11">&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9">– Хорошо. Уболтал. Кьютимарки беру на себя. Так и знал, что мне самое трудное достанется!</text:p>
      <text:p text:style-name="P15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9">Анакорн проследил мой взгляд.</text:p>
      <text:p text:style-name="P159">– Нечего так смотреть. Если я стану применять магию вместо ловкости, теряется весь смысл упражнения... О, глянь-ка на Эквус!</text:p>
      <text:p text:style-name="P15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9"/>
      <text:p text:style-name="P156"><text:soft-page-break/>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7"/>
      <text:p text:style-name="P15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6"/>
      <text:p text:style-name="P156"/>
      <text:p text:style-name="P159">Я опять задумался. В голове было пусто. Хотя, если подумать с точки зрения программиста, можно... Наверное можно, раз все предыдущее прокатило...</text:p>
      <text:p text:style-name="P160">–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0">– Не понял? Это как? Как ты совместишь разрушенную магическими войнами Эквестрию с романтически-сексуальным раем для попаданцев?</text:p>
      <text:p text:style-name="P160"><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0">Анакорн долго мусолил карандаш, а потом вдруг заржал.</text:p>
      <text:p text:style-name="P160"><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0"><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60">Анакорн примирительно похлопал меня по плечу.</text:p>
      <text:p text:style-name="P160"><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0">Я подозрительно посмотрел на Анакорна.</text:p>
      <text:p text:style-name="P160"><text:span text:style-name="T11">– </text:span>Какой ещё, нафиг, «мой фанфик»? Я никакого фанфика не писал. И не собираюсь, вообще-то.</text:p>
      <text:p text:style-name="P160">Анакорн ехидно ухмыльнулся и откинулся в кресле, переплетя пальцы за затылком.</text:p>
      <text:p text:style-name="P160"><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9"><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9"><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9"><text:span text:style-name="T11">– </text:span>Факн щит<text:note text:id="ftn13" text:note-class="footnote"><text:note-citation>13</text:note-citation><text:note-body><text:p text:style-name="P15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9">Анакорн развёл руками.</text:p>
      <text:p text:style-name="P159"><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9">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14">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0">&lt;<text:span text:style-name="T1">- Но если миры Эквестрии станут существовать — появятся и те из них, в которых тьма страданий, постапокалипсис.</text:span></text:p>
      <text:p text:style-name="P110"><text:span text:style-name="T1">- И это лучше, чем не существовать, поверь</text:span>&gt;</text:p>
      <text:p text:style-name="P113"><text:soft-page-break/>***</text:p>
      <text:p text:style-name="P113"/>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14">–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4">Я покачал головой.</text:p>
      <text:p text:style-name="P1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4">-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50">Селестия кивнула, соглашаясь, и образ её начал меркнуть.</text:p>
      <text:p text:style-name="P149">–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50">…</text:p>
      <text:p text:style-name="P14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0">Он нахлобучил на себя невесть откуда взявшуюся двууголку.</text:p>
      <text:p text:style-name="P150">– Как вам это нравится, господа?! Дискорд — спаситель Эквестрии! А ведь звучит!!! Разрешите откланяться!..</text:p>
      <text:p text:style-name="P150"/>
      <text:list xml:id="list4502160796507348096" text:style-name="L5">
        <text:list-header>
          <text:p text:style-name="P183">(<text:span text:style-name="T30">Луна — как повелительница снов, слышала разговор Макса с Анакорном</text:span>)</text:p>
          <text:p text:style-name="P184"/>
        </text:list-header>
      </text:list>
      <text:p text:style-name="P151">***</text:p>
      <text:p text:style-name="P108"><text:span text:style-name="T1">–</text:span> Ты?..</text:p>
      <text:p text:style-name="P108"><text:span text:style-name="T1">–</text:span> Ты??!</text:p>
      <text:p text:style-name="P108"><text:span text:style-name="T1">–</text:span> Ты мне снишься??</text:p>
      <text:p text:style-name="P108"><text:span text:style-name="T1">–</text:span> Это ты мне снишься!!</text:p>
      <text:p text:style-name="P108"><text:span text:style-name="T1">–</text:span> Неважно… Пусть мы друг-другу снимся… Ты как, Дэш?</text:p>
      <text:p text:style-name="P10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8"><text:span text:style-name="T25">- Точно? Ну офигеть! </text:span>А ты как?</text:p>
      <text:p text:style-name="P108"><text:span text:style-name="T1">–</text:span> И я в порядке. Вот, возвращаюсь в свой мир. Ну, не совсем в свой. Почти в свой.</text:p>
      <text:p text:style-name="P108"><text:span text:style-name="T1">–</text:span> Навсегда?</text:p>
      <text:p text:style-name="P108"><text:span text:style-name="T1">–</text:span> Скорее всего, да.</text:p>
      <text:p text:style-name="P108"><text:span text:style-name="T1">–</text:span> Это плохо. Я хотела тебе сказать…</text:p>
      <text:p text:style-name="P108"><text:span text:style-name="T1">–</text:span> Не надо, Дэш. Не стоит терзать себя. Мне тоже очень хотелось остаться. Но так надо. Мне очень жаль…</text:p>
      <text:p text:style-name="P10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8"><text:span text:style-name="T1">–</text:span> И тебя, и Твайлайт, и Рэрити, и Селестию, и всех-всех-всех… Таковы правила.</text:p>
      <text:p text:style-name="P108"><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8"><text:soft-page-break/>Я опустил руку на шею Дэш и ощутил теплоту и лёгкое покалывание в пустоте.</text:p>
      <text:p text:style-name="P108"><text:span text:style-name="T11">–</text:span> Мне кажется, Дэш, <text:span text:style-name="T1">м</text:span>ы найдём способ связаться. Рано или поздно.</text:p>
      <text:p text:style-name="P108"><text:span text:style-name="T1">–</text:span> И лучше рано, чем поздно! Я не люблю ждать!</text:p>
      <text:p text:style-name="P108"><text:span text:style-name="T1">–</text:span> Да, Дэш. <text:span text:style-name="T1">–</text:span> её образ начал таять. <text:span text:style-name="T1">–</text:span> Да, я помню. Я всё ещё помню…</text:p>
      <text:p text:style-name="P111"/>
      <text:p text:style-name="P3"/>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115">Из-за заинтересованности Эквуса в Максе, тому не приходится прилагать усилий для 34 — на что ему указывает Анакорн</text:p>
      <text:p text:style-name="P57"/>
      <text:p text:style-name="P46">&lt;<text:span text:style-name="T24">-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47"><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08"><text:soft-page-break/>\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8"/>
      <text:p text:style-name="P93"/>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13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38"/>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68" text:outline-level="2">Поиск решения</text:h>
      <text:p text:style-name="P139"/>
      <text:p text:style-name="P91"><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oft-page-break/><text:span text:style-name="T23">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2"/>
      <text:h text:style-name="P169" text:outline-level="2">Эпилог. Земля</text:h>
      <text:p text:style-name="P134">&lt;<text:span text:style-name="T60">Daft Punk – Get Lucky</text:span>&gt;</text:p>
      <text:p text:style-name="P132">Звон будильника чуть не проломил башку. Я открыл глаза. </text:p>
      <text:p text:style-name="P132"><text:span text:style-name="T1">Бляяяяяяя... </text:span><text:span text:style-name="T1">Голова</text:span><text:span text:style-name="T1"> чугунная... Вот на кой хрен ложиться в </text:span><text:span text:style-name="T11">два</text:span><text:span text:style-name="T1">, чтоб потом спать до </text:span><text:span text:style-name="T1">одиннадцати</text:span><text:span text:style-name="T1">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32"><text:span text:style-name="T1">Я нашарил ногами тапки и пошёл в ванную. Проходя мимо стола, зацепился взглядом за</text:span> эскиз <text:span text:style-name="T1">рисунка</text:span>.&lt;<text:span text:style-name="T86">эскиз рисунка с первой главы – Сел на фоне звёзд</text:span>&gt;</text:p>
      <text:p text:style-name="P13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text:span><text:span text:style-name="T1">Надо начать задуманное в течении трёх суток.</text:span><text:span text:style-name="T1"> У меня эта граница уже раз </text:span><text:span text:style-name="T1">двадцать</text:span><text:span text:style-name="T1"> пройдена.</text:span></text:p>
      <text:p text:style-name="P13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30">Хоть абзац напишу! Уже хоть какой-то крохотный шажок, с которого можно будет начать. Как там у Лао-Цзы? Дорога в тысячу ли начинается-бла-бла-бля!</text:p>
      <text:p text:style-name="P130">Попытка притронуться щёткой к зубу вызвала ноющую боль. </text:p>
      <text:p text:style-name="P13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30">Доставая из стола ключи от машины, опять наткнулся взглядом на эскиз.</text:p>
      <text:p text:style-name="P13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3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25T23:12:41.58</dc:date>
    <meta:editing-duration>P121DT20H7M52S</meta:editing-duration>
    <meta:editing-cycles>7311</meta:editing-cycles>
    <meta:generator>OpenOffice/4.1.1$Win32 OpenOffice.org_project/411m6$Build-9775</meta:generator>
    <meta:document-statistic meta:table-count="0" meta:image-count="0" meta:object-count="0" meta:page-count="193" meta:paragraph-count="4122" meta:word-count="89313" meta:character-count="568387"/>
    <dc:creator>макс </dc:creator>
  </office:meta>
</office:document-meta>
</file>